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number-columns-repeated="4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" table:formula="of:=SUM([.H8:.AL8])" table:style-name="ce23">
            <text:p>3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02T19:06:13Z</dc:date>
    <meta:editing-cycles>1</meta:editing-cycles>
    <meta:editing-duration>PT21S</meta:editing-duration>
  </office:meta>
</office:document-meta>
</file>